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fo:font-size="18pt" style:font-size-asian="18pt"/>
    </style:style>
    <style:style style:name="P6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size-asian="18pt"/>
    </style:style>
    <style:style style:name="T7" style:family="text">
      <style:text-properties fo:font-size="18pt" style:font-size-asian="18pt"/>
    </style:style>
    <style:style style:name="T8" style:family="text">
      <style:text-properties fo:color="#ff0000" fo:font-weight="bold" style:font-size-asian="18pt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05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組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3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5">1</text:span> w<text:span text:style-name="T5">2</text:span> w<text:span text:style-name="T5">3</text:span> … w<text:span text:style-name="T5">n</text:span>, 考慮全部p(w<text:span text:style-name="T5">i</text:span>|w<text:span text:style-name="T5">i-1</text:span>,w<text:span text:style-name="T5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40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需斷詞資訊</text:p>
                    <text:list>
                      <text:list-item>
                        <text:p>一對一和全羅</text:p>
                        <text:list>
                          <text:list-item>
                            <text:p>音標有斷詞資訊</text:p>
                          </text:list-item>
                        </text:list>
                      </text:list-item>
                      <text:list-item>
                        <text:p>現有語料如右</text:p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</text:p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connector draw:style-name="gr2" draw:text-style-name="P3" draw:layer="layout" draw:type="line" svg:x1="4.4cm" svg:y1="16.15cm" svg:x2="16.967cm" svg:y2="16.15cm" draw:start-shape="id1" draw:start-glue-point="7" draw:end-shape="id2" draw:end-glue-point="5" svg:d="m4400 16150h12567" svg:viewBox="0 0 12568 1">
          <text:p/>
        </draw:connector>
        <draw:frame presentation:style-name="pr3" draw:layer="layout" svg:width="25.199cm" svg:height="3.506cm" svg:x="1.4cm" svg:y="0.837cm" presentation:class="title">
          <draw:text-box>
            <text:p>翻譯輸入斷詞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custom-shape draw:style-name="gr3" draw:text-style-name="P4" xml:id="id1" draw:id="id1" draw:layer="layout" svg:width="3.6cm" svg:height="1.6cm" svg:x="0.8cm" svg:y="15.35cm">
          <text:p text:style-name="P3"><text:span text:style-name="T6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5cm" svg:height="2.3cm" svg:x="4.989cm" svg:y="15cm">
          <text:p text:style-name="P3"><text:span text:style-name="T6">列出所有一對一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5" draw:layer="layout" svg:width="4.558cm" svg:height="0.992cm" svg:x="-0.138cm" svg:y="17.616cm">
          <draw:text-box>
            <text:list text:style-name="L3">
              <text:list-header>
                <text:p><text:span text:style-name="T7">我</text:span><text:span text:style-name="T7">beh4</text:span><text:span text:style-name="T7">食飯</text:span></text:p>
              </text:list-header>
            </text:list>
          </draw:text-box>
        </draw:frame>
        <draw:frame draw:style-name="gr5" draw:text-style-name="P5" draw:layer="layout" svg:width="5.694cm" svg:height="1.733cm" svg:x="4.6cm" svg:y="18cm">
          <draw:text-box>
            <text:p><text:span text:style-name="T7">我：</text:span><text:span text:style-name="T7">gua2</text:span><text:span text:style-name="T7">、</text:span><text:span text:style-name="T7">ngoo2</text:span></text:p>
            <text:p><text:span text:style-name="T7">beh4</text:span><text:span text:style-name="T7">：欲、…</text:span></text:p>
          </draw:text-box>
        </draw:frame>
        <draw:custom-shape draw:style-name="gr4" draw:text-style-name="P4" xml:id="id4" draw:id="id4" draw:layer="layout" svg:width="5.8cm" svg:height="2.3cm" svg:x="10.478cm" svg:y="15cm">
          <text:p text:style-name="P3"><text:span text:style-name="T6">維特比（</text:span><text:span text:style-name="T6">Viterbi</text:span><text:span text:style-name="T6">）</text:span></text:p>
          <text:p text:style-name="P3"><text:span text:style-name="T6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" draw:id="id3" draw:layer="layout" svg:width="3.6cm" svg:height="1.6cm" svg:x="11.578cm" svg:y="19cm">
          <text:p text:style-name="P3"><text:span text:style-name="T6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" draw:id="id2" draw:layer="layout" svg:width="4cm" svg:height="1.6cm" svg:x="16.967cm" svg:y="15.35cm">
          <text:p text:style-name="P3"><text:span text:style-name="T6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3.378cm" svg:y1="19cm" svg:x2="13.378cm" svg:y2="17.3cm" draw:start-shape="id3" draw:start-glue-point="4" draw:end-shape="id4" draw:end-glue-point="6" svg:d="m13378 19000v-1700" svg:viewBox="0 0 1 170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翻譯</text:p>
                <text:list>
                  <text:list-item>
                    <text:p>平行語料</text:p>
                    <text:list>
                      <text:list-item>
                        <text:p>轉成一對一</text:p>
                      </text:list-item>
                    </text:list>
                  </text:list-item>
                  <text:list-item>
                    <text:p>輸入</text:p>
                    <text:list>
                      <text:list-item>
                        <text:p>轉成一對一</text:p>
                      </text:list-item>
                    </text:list>
                  </text:list-item>
                  <text:list-item>
                    <text:p>國語語言模型</text:p>
                    <text:list>
                      <text:list-item>
                        <text:p>中研院平衡語料庫1000萬句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6" draw:text-style-name="P3" draw:layer="layout" svg:width="19.8cm" svg:height="6.2cm" svg:x="0.6cm" svg:y="14.6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20.967cm" svg:y1="16.15cm" svg:x2="25.2cm" svg:y2="16.15cm" draw:start-shape="id5" draw:start-glue-point="7" draw:end-shape="id6" draw:end-glue-point="5" svg:d="m20967 16150h4233" svg:viewBox="0 0 4234 1">
            <text:p/>
          </draw:connector>
          <draw:connector draw:style-name="gr2" draw:text-style-name="P3" draw:layer="layout" draw:type="line" svg:x1="4.4cm" svg:y1="16.15cm" svg:x2="16.967cm" svg:y2="16.15cm" draw:start-shape="id7" draw:start-glue-point="7" draw:end-shape="id5" draw:end-glue-point="5" svg:d="m4400 16150h12567" svg:viewBox="0 0 12568 1">
            <text:p/>
          </draw:connector>
          <draw:custom-shape draw:style-name="gr3" draw:text-style-name="P3" xml:id="id7" draw:id="id7" draw:layer="layout" svg:width="3.6cm" svg:height="1.6cm" svg:x="0.8cm" svg:y="15.35cm">
            <text:p text:style-name="P3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5cm" svg:height="2.3cm" svg:x="4.989cm" svg:y="15cm">
            <text:p text:style-name="P3">列出所有一對一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layer="layout" svg:width="4.558cm" svg:height="0.992cm" svg:x="-0.138cm" svg:y="17.616cm">
            <draw:text-box>
              <text:list text:style-name="L3">
                <text:list-header>
                  <text:p>我beh4食飯</text:p>
                </text:list-header>
              </text:list>
            </draw:text-box>
          </draw:frame>
          <draw:frame draw:style-name="gr5" draw:layer="layout" svg:width="5.694cm" svg:height="1.733cm" svg:x="4.6cm" svg:y="18cm">
            <draw:text-box>
              <text:p>我：gua2、ngoo2</text:p>
              <text:p>beh4：欲、…</text:p>
            </draw:text-box>
          </draw:frame>
          <draw:custom-shape draw:style-name="gr4" draw:text-style-name="P3" xml:id="id9" draw:id="id9" draw:layer="layout" svg:width="5.8cm" svg:height="2.3cm" svg:x="10.478cm" svg:y="15cm">
            <text:p text:style-name="P3">維特比（Viterbi）</text:p>
            <text:p text:style-name="P3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xml:id="id8" draw:id="id8" draw:layer="layout" svg:width="3.6cm" svg:height="1.6cm" svg:x="11.578cm" svg:y="19cm">
            <text:p text:style-name="P3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3" xml:id="id5" draw:id="id5" draw:layer="layout" svg:width="4cm" svg:height="1.6cm" svg:x="16.967cm" svg:y="15.35cm">
            <text:p text:style-name="P3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3.058cm" svg:height="1.793cm" svg:x="21.556cm" svg:y="15.254cm">
            <text:p text:style-name="P3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3" xml:id="id6" draw:id="id6" draw:layer="layout" svg:width="2.4cm" svg:height="1.6cm" svg:x="25.2cm" svg:y="15.35cm">
            <text:p text:style-name="P3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3" draw:layer="layout" draw:type="line" svg:x1="13.378cm" svg:y1="19cm" svg:x2="13.378cm" svg:y2="17.3cm" draw:start-shape="id8" draw:start-glue-point="4" draw:end-shape="id9" draw:end-glue-point="6" svg:d="m13378 19000v-1700" svg:viewBox="0 0 1 1701">
            <text:p/>
          </draw:connector>
          <draw:frame draw:style-name="gr5" draw:text-style-name="P6" draw:layer="layout" svg:width="3.952cm" svg:height="0.992cm" svg:x="20.6cm" svg:y="19.8cm">
            <draw:text-box>
              <text:p><text:span text:style-name="T8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3" xml:id="id10" draw:id="id10" draw:layer="layout" svg:width="4.4cm" svg:height="1.8cm" svg:x="1.8cm" svg:y="11.433cm">
            <text:p text:style-name="P3">國語字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6.2cm" svg:y1="12.333cm" svg:x2="13.2cm" svg:y2="12.333cm" draw:start-shape="id10" draw:start-glue-point="1" draw:end-shape="id11" draw:end-glue-point="3" svg:d="m6200 12333h7000" svg:viewBox="0 0 7001 1">
            <text:p/>
          </draw:connector>
          <draw:custom-shape draw:style-name="gr3" draw:text-style-name="P3" xml:id="id11" draw:id="id11" draw:layer="layout" svg:width="4.4cm" svg:height="1.8cm" svg:x="13.2cm" svg:y="11.433cm">
            <text:p text:style-name="P3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2" draw:id="id12" draw:layer="layout" svg:width="4.4cm" svg:height="1.8cm" svg:x="22.8cm" svg:y="11.433cm">
            <text:p text:style-name="P3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17.6cm" svg:y1="12.333cm" svg:x2="22.8cm" svg:y2="12.333cm" draw:start-shape="id11" draw:start-glue-point="1" draw:end-shape="id12" draw:end-glue-point="3" svg:d="m17600 12333h5200" svg:viewBox="0 0 5201 1">
            <text:p/>
          </draw:connector>
          <draw:custom-shape draw:style-name="gr4" draw:text-style-name="P3" draw:layer="layout" svg:width="3.302cm" svg:height="2.667cm" svg:x="8.098cm" svg:y="11.033cm">
            <text:p text:style-name="P3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3.302cm" svg:height="2.667cm" svg:x="18.4cm" svg:y="11.166cm">
            <text:p text:style-name="P3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14" draw:id="id14" draw:layer="layout" svg:width="4.4cm" svg:height="1.8cm" svg:x="12.2cm" svg:y="18.233cm">
            <text:p text:style-name="P3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3" draw:id="id13" draw:layer="layout" svg:width="4.4cm" svg:height="1.8cm" svg:x="1.8cm" svg:y="18.233cm">
            <text:p text:style-name="P3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4cm" svg:y1="13.233cm" svg:x2="4cm" svg:y2="18.233cm" draw:start-shape="id10" draw:start-glue-point="2" draw:end-shape="id13" draw:end-glue-point="0" svg:d="m4000 13233v5000" svg:viewBox="0 0 1 5001">
            <text:p/>
          </draw:connector>
          <draw:connector draw:style-name="gr2" draw:text-style-name="P3" draw:layer="layout" draw:type="line" svg:x1="6.2cm" svg:y1="19.133cm" svg:x2="12.2cm" svg:y2="19.133cm" draw:start-shape="id13" draw:start-glue-point="1" draw:end-shape="id14" svg:d="m6200 19133h6000" svg:viewBox="0 0 6001 1">
            <text:p/>
          </draw:connector>
          <draw:custom-shape draw:style-name="gr4" draw:text-style-name="P3" draw:layer="layout" svg:width="3.302cm" svg:height="2.667cm" svg:x="2.298cm" svg:y="14.433cm">
            <text:p text:style-name="P3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3.302cm" svg:height="2.667cm" svg:x="7.498cm" svg:y="17.833cm">
            <text:p text:style-name="P3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國語字→一對一</text:p>
                <text:list>
                  <text:list-item>
                    <text:p>輸入</text:p>
                  </text:list-item>
                  <text:list-item>
                    <text:p>平行語料</text:p>
                    <text:list>
                      <text:list-item>
                        <text:p>轉成一對一</text:p>
                      </text:list-item>
                    </text:list>
                  </text:list-item>
                  <text:list-item>
                    <text:p>語言模型</text:p>
                    <text:list>
                      <text:list-item>
                        <text:p>全漢、漢羅、全羅、一對一，四種語料全放進去</text:p>
                      </text:list-item>
                      <text:list-item>
                        <text:p>目前想法</text:p>
                        <text:list>
                          <text:list-item>
                            <text:p>語料放進語言模型前</text:p>
                            <text:list>
                              <text:list-item>
                                <text:p>先全漢、漢羅要事先斷詞轉成一對一</text:p>
                              </text:list-item>
                              <text:list-item>
                                <text:p>全羅保持原狀放入語言模型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 腔口=...)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一 個 大</text:p>
                <text:list>
                  <text:list-item>
                    <text:p>一｜tsit8 个｜e5 大｜tua7</text:p>
                  </text:list-item>
                  <text:list-item>
                    <text:p>0-0 1-1 2-2</text:p>
                  </text:list-item>
                </text:list>
              </text:list-item>
              <text:list-item>
                <text:p>一 個 大 </text:p>
                <text:list>
                  <text:list-item>
                    <text:p>一｜tsit8 大｜tua7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3-05T15:04:02</dc:date>
    <meta:editing-duration>PT9H1M39S</meta:editing-duration>
    <meta:editing-cycles>47</meta:editing-cycles>
    <meta:generator>LibreOffice/3.5$Linux_X86_64 LibreOffice_project/350m1$Build-2</meta:generator>
    <dc:creator>Ihc </dc:creator>
    <meta:document-statistic meta:object-count="128"/>
  </office:meta>
</office:document-meta>
</file>